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00f" officeooo:paragraph-rsid="0019600f"/>
    </style:style>
    <style:style style:name="P2" style:family="paragraph" style:parent-style-name="Standard">
      <style:text-properties officeooo:rsid="0019600f" officeooo:paragraph-rsid="0019600f"/>
    </style:style>
    <style:style style:name="P3" style:family="paragraph" style:parent-style-name="Standard">
      <style:text-properties officeooo:rsid="00199ced" officeooo:paragraph-rsid="00199ced"/>
    </style:style>
    <style:style style:name="P4" style:family="paragraph" style:parent-style-name="Standard">
      <style:text-properties officeooo:rsid="001a3a29" officeooo:paragraph-rsid="001a3a29"/>
    </style:style>
    <style:style style:name="T1" style:family="text">
      <style:text-properties officeooo:rsid="001a3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– linguagem orientada a objetos</text:p>
      <text:p text:style-name="P1"/>
      <text:p text:style-name="P1">class – classes: são construídas para compor a linguagem de orientação a objetos</text:p>
      <text:p text:style-name="P1"/>
      <text:p text:style-name="P1"/>
      <text:p text:style-name="P1">atalhos eclipse</text:p>
      <text:p text:style-name="P1">- ctrl space: começa a digitar um comando e indica o atalho que irá puxar os comandos disponíveis para autocomplementar</text:p>
      <text:p text:style-name="P1">- excução : botão direito, Run As</text:p>
      <text:p text:style-name="P1"/>
      <text:p text:style-name="P3">palavras reservadas em Java – <text:span text:style-name="T1">lista pdf</text:span></text:p>
      <text:p text:style-name="P3"/>
      <text:p text:style-name="P4">* principais tipos de dados em Java</text:p>
      <text:p text:style-name="P4">- numérico</text:p>
      <text:p text:style-name="P4"><text:tab/>- inteiros:</text:p>
      <text:p text:style-name="P4"><text:tab/><text:tab/>- byte;</text:p>
      <text:p text:style-name="P4"><text:tab/><text:tab/>- short;</text:p>
      <text:p text:style-name="P4"><text:tab/><text:tab/>- integer;</text:p>
      <text:p text:style-name="P4"><text:tab/><text:tab/>- long</text:p>
      <text:p text:style-name="P4"><text:tab/>- decimais</text:p>
      <text:p text:style-name="P4"><text:tab/><text:tab/>- float</text:p>
      <text:p text:style-name="P4"><text:tab/><text:tab/>- double</text:p>
      <text:p text:style-name="P4"/>
      <text:p text:style-name="P4">- texto</text:p>
      <text:p text:style-name="P4"><text:tab/>- char (1 caracter)</text:p>
      <text:p text:style-name="P4"><text:tab/>- string (sem limite de tamanho)</text:p>
      <text:p text:style-name="P4"/>
      <text:p text:style-name="P4">- lógicos</text:p>
      <text:p text:style-name="P4"><text:tab/>- boolean (true/false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4:59:42.078532705</meta:creation-date>
    <meta:generator>LibreOffice/6.4.6.2$Linux_X86_64 LibreOffice_project/40$Build-2</meta:generator>
    <dc:date>2021-02-18T16:23:52.778539179</dc:date>
    <meta:editing-duration>PT7H13M22S</meta:editing-duration>
    <meta:editing-cycles>2</meta:editing-cycles>
    <meta:document-statistic meta:table-count="0" meta:image-count="0" meta:object-count="0" meta:page-count="1" meta:paragraph-count="21" meta:word-count="94" meta:character-count="540" meta:non-whitespace-character-count="447"/>
  </office:meta>
</office:document-meta>
</file>